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Komma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Komma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" table:style-name="ta1">
        <table:table-column table:style-name="co1" table:default-cell-style-name="ce13"/>
        <table:table-column table:style-name="co2" table:default-cell-style-name="ce14"/>
        <table:table-column table:style-name="co3" table:number-columns-repeated="2" table:default-cell-style-name="ce13"/>
        <table:table-column table:style-name="co3" table:default-cell-style-name="ce15"/>
        <table:table-column table:style-name="co3" table:number-columns-repeated="8" table:default-cell-style-name="ce13"/>
        <table:table-column table:style-name="co4" table:number-columns-repeated="16371" table:default-cell-style-name="ce13"/>
        <table:table-row table:style-name="ro1">
          <table:table-cell office:value-type="string" table:number-columns-spanned="13" table:number-rows-spanned="1" table:style-name="ce16">
            <text:p>2021 bewilligte neue Ein- und Zweifamilienwohnhäuser privater Bauherri:nnen nach Lage des Objektes und Wohnsitz der Bauherr:innen nach Bundesländern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" table:number-rows-spanned="2" table:style-name="ce17">
            <text:p>Lage des bewilligten Ein- und Zweifamilienwohnhauses</text:p>
          </table:table-cell>
          <table:table-cell office:value-type="string" table:number-columns-spanned="12" table:number-rows-spanned="1" table:style-name="ce18">
            <text:p>Wohnsitz des/der Bauherr:in<text:span text:style-name="T1">1</text:span></text:p>
          </table:table-cell>
          <table:covered-table-cell table:number-columns-repeated="11"/>
          <table:table-cell table:number-columns-repeated="16371" table:style-name="ce2"/>
        </table:table-row>
        <table:table-row table:style-name="ro3">
          <table:covered-table-cell/>
          <table:table-cell office:value-type="string" table:style-name="ce3">
            <text:p>Insgesamt</text:p>
          </table:table-cell>
          <table:table-cell office:value-type="string" table:style-name="ce4">
            <text:p>Burgen-</text:p>
            <text:p>land</text:p>
          </table:table-cell>
          <table:table-cell office:value-type="string" table:style-name="ce5">
            <text:p>Kärnten</text:p>
          </table:table-cell>
          <table:table-cell office:value-type="string" table:style-name="ce4">
            <text:p>Nieder-</text:p>
            <text:p>österreich</text:p>
          </table:table-cell>
          <table:table-cell office:value-type="string" table:style-name="ce6">
            <text:p>Ober-</text:p>
            <text:p>öster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7">
            <text:p>Vorarlberg</text:p>
          </table:table-cell>
          <table:table-cell office:value-type="string" table:style-name="ce7">
            <text:p>Wien</text:p>
          </table:table-cell>
          <table:table-cell office:value-type="string" table:style-name="ce7">
            <text:p>Ausland</text:p>
          </table:table-cell>
          <table:table-cell office:value-type="string" table:style-name="ce7">
            <text:p>unbekannt</text:p>
          </table:table-cell>
          <table:table-cell table:number-columns-repeated="16371" table:style-name="ce8"/>
        </table:table-row>
        <table:table-row table:style-name="ro4">
          <table:table-cell office:value-type="string" table:style-name="ce9">
            <text:p>Insgesamt</text:p>
          </table:table-cell>
          <table:table-cell office:value-type="float" office:value="15759" table:style-name="ce10">
            <text:p><text:s/>15 759<text:s/></text:p>
          </table:table-cell>
          <table:table-cell office:value-type="float" office:value="829" table:formula="of:=SUM([.C5:.C13])" table:style-name="ce11">
            <text:p><text:s/>829<text:s/></text:p>
          </table:table-cell>
          <table:table-cell office:value-type="float" office:value="1020" table:formula="of:=SUM([.D5:.D13])" table:style-name="ce11">
            <text:p><text:s/>1 020<text:s/></text:p>
          </table:table-cell>
          <table:table-cell office:value-type="float" office:value="3644" table:formula="of:=SUM([.E5:.E13])" table:style-name="ce11">
            <text:p><text:s/>3 644<text:s/></text:p>
          </table:table-cell>
          <table:table-cell office:value-type="float" office:value="3419" table:formula="of:=SUM([.F5:.F13])" table:style-name="ce11">
            <text:p><text:s/>3 419<text:s/></text:p>
          </table:table-cell>
          <table:table-cell office:value-type="float" office:value="741" table:formula="of:=SUM([.G5:.G13])" table:style-name="ce11">
            <text:p><text:s/>741<text:s/></text:p>
          </table:table-cell>
          <table:table-cell office:value-type="float" office:value="2259" table:formula="of:=SUM([.H5:.H13])" table:style-name="ce11">
            <text:p><text:s/>2 259<text:s/></text:p>
          </table:table-cell>
          <table:table-cell office:value-type="float" office:value="1212" table:formula="of:=SUM([.I5:.I13])" table:style-name="ce11">
            <text:p><text:s/>1 212<text:s/></text:p>
          </table:table-cell>
          <table:table-cell office:value-type="float" office:value="825" table:formula="of:=SUM([.J5:.J13])" table:style-name="ce11">
            <text:p><text:s/>825<text:s/></text:p>
          </table:table-cell>
          <table:table-cell office:value-type="float" office:value="1493" table:formula="of:=SUM([.K5:.K13])" table:style-name="ce11">
            <text:p><text:s/>1 493<text:s/></text:p>
          </table:table-cell>
          <table:table-cell office:value-type="float" office:value="260" table:formula="of:=SUM([.L5:.L13])" table:style-name="ce11">
            <text:p><text:s/>260<text:s/></text:p>
          </table:table-cell>
          <table:table-cell office:value-type="float" office:value="27" table:formula="of:=SUM([.M5:.M13])" table:style-name="ce11">
            <text:p><text:s/>27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Burgenland</text:p>
          </table:table-cell>
          <table:table-cell office:value-type="float" office:value="1035" table:formula="of:=SUM([.C5:.M5])" table:style-name="ce10">
            <text:p><text:s/>1 035<text:s/></text:p>
          </table:table-cell>
          <table:table-cell office:value-type="float" office:value="769" table:style-name="ce11">
            <text:p><text:s/>769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74" table:style-name="ce11">
            <text:p><text:s/>74<text:s/></text:p>
          </table:table-cell>
          <table:table-cell office:value-type="float" office:value="7" table:style-name="ce11">
            <text:p><text:s/>7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32" table:style-name="ce11">
            <text:p><text:s/>32<text:s/></text:p>
          </table:table-cell>
          <table:table-cell office:value-type="float" office:value="11" table:style-name="ce11">
            <text:p><text:s/>11<text:s/></text:p>
          </table:table-cell>
          <table:table-cell office:value-type="float" office:value="5" table:style-name="ce11">
            <text:p><text:s/>5<text:s/></text:p>
          </table:table-cell>
          <table:table-cell office:value-type="float" office:value="125" table:style-name="ce11">
            <text:p><text:s/>125<text:s/></text:p>
          </table:table-cell>
          <table:table-cell office:value-type="float" office:value="10" table:style-name="ce11">
            <text:p><text:s/>10<text:s/></text:p>
          </table:table-cell>
          <table:table-cell office:value-type="float" office:value="2" table:style-name="ce11">
            <text:p><text:s/>2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Kärnten</text:p>
          </table:table-cell>
          <table:table-cell office:value-type="float" office:value="1161" table:formula="of:=SUM([.C6:.M6])" table:style-name="ce10">
            <text:p><text:s/>1 161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1007" table:style-name="ce11">
            <text:p><text:s/>1 007<text:s/></text:p>
          </table:table-cell>
          <table:table-cell office:value-type="float" office:value="10" table:style-name="ce11">
            <text:p><text:s/>10<text:s/></text:p>
          </table:table-cell>
          <table:table-cell office:value-type="float" office:value="5" table:style-name="ce11">
            <text:p><text:s/>5<text:s/></text:p>
          </table:table-cell>
          <table:table-cell office:value-type="float" office:value="29" table:style-name="ce11">
            <text:p><text:s/>29<text:s/></text:p>
          </table:table-cell>
          <table:table-cell office:value-type="float" office:value="11" table:style-name="ce11">
            <text:p><text:s/>11<text:s/></text:p>
          </table:table-cell>
          <table:table-cell office:value-type="float" office:value="8" table:style-name="ce11">
            <text:p><text:s/>8<text:s/></text:p>
          </table:table-cell>
          <table:table-cell office:value-type="float" office:value="6" table:style-name="ce11">
            <text:p><text:s/>6<text:s/></text:p>
          </table:table-cell>
          <table:table-cell office:value-type="float" office:value="23" table:style-name="ce11">
            <text:p><text:s/>23<text:s/></text:p>
          </table:table-cell>
          <table:table-cell office:value-type="float" office:value="58" table:style-name="ce11">
            <text:p><text:s/>58<text:s/></text:p>
          </table:table-cell>
          <table:table-cell office:value-type="float" office:value="2" table:style-name="ce11">
            <text:p><text:s/>2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Niederösterreich</text:p>
          </table:table-cell>
          <table:table-cell office:value-type="float" office:value="4399" table:formula="of:=SUM([.C7:.M7])" table:style-name="ce10">
            <text:p><text:s/>4 399<text:s/></text:p>
          </table:table-cell>
          <table:table-cell office:value-type="float" office:value="42" table:style-name="ce11">
            <text:p><text:s/>42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3467" table:style-name="ce11">
            <text:p><text:s/>3 467<text:s/></text:p>
          </table:table-cell>
          <table:table-cell office:value-type="float" office:value="61" table:style-name="ce11">
            <text:p><text:s/>61<text:s/></text:p>
          </table:table-cell>
          <table:table-cell office:value-type="float" office:value="3" table:style-name="ce11">
            <text:p><text:s/>3<text:s/></text:p>
          </table:table-cell>
          <table:table-cell office:value-type="float" office:value="9" table:style-name="ce11">
            <text:p><text:s/>9<text:s/></text:p>
          </table:table-cell>
          <table:table-cell office:value-type="float" office:value="5" table:style-name="ce11">
            <text:p><text:s/>5<text:s/></text:p>
          </table:table-cell>
          <table:table-cell office:value-type="float" office:value="3" table:style-name="ce11">
            <text:p><text:s/>3<text:s/></text:p>
          </table:table-cell>
          <table:table-cell office:value-type="float" office:value="775" table:style-name="ce11">
            <text:p><text:s/>775<text:s/></text:p>
          </table:table-cell>
          <table:table-cell office:value-type="float" office:value="26" table:style-name="ce11">
            <text:p><text:s/>26<text:s/></text:p>
          </table:table-cell>
          <table:table-cell office:value-type="float" office:value="8" table:style-name="ce11">
            <text:p><text:s/>8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Oberösterreich</text:p>
          </table:table-cell>
          <table:table-cell office:value-type="float" office:value="3549" table:formula="of:=SUM([.C8:.M8])" table:style-name="ce10">
            <text:p><text:s/>3 549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26" table:style-name="ce11">
            <text:p><text:s/>26<text:s/></text:p>
          </table:table-cell>
          <table:table-cell office:value-type="float" office:value="3321" table:style-name="ce11">
            <text:p><text:s/>3 321<text:s/></text:p>
          </table:table-cell>
          <table:table-cell office:value-type="float" office:value="92" table:style-name="ce11">
            <text:p><text:s/>92<text:s/></text:p>
          </table:table-cell>
          <table:table-cell office:value-type="float" office:value="3" table:style-name="ce11">
            <text:p><text:s/>3<text:s/></text:p>
          </table:table-cell>
          <table:table-cell office:value-type="float" office:value="15" table:style-name="ce11">
            <text:p><text:s/>15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28" table:style-name="ce11">
            <text:p><text:s/>28<text:s/></text:p>
          </table:table-cell>
          <table:table-cell office:value-type="float" office:value="60" table:style-name="ce11">
            <text:p><text:s/>60<text:s/></text:p>
          </table:table-cell>
          <table:table-cell office:value-type="float" office:value="2" table:style-name="ce11">
            <text:p><text:s/>2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Salzburg</text:p>
          </table:table-cell>
          <table:table-cell office:value-type="float" office:value="654" table:formula="of:=SUM([.C9:.M9])" table:style-name="ce10">
            <text:p><text:s/>654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1" table:style-name="ce11">
            <text:p><text:s/>1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13" table:style-name="ce11">
            <text:p><text:s/>13<text:s/></text:p>
          </table:table-cell>
          <table:table-cell office:value-type="float" office:value="609" table:style-name="ce11">
            <text:p><text:s/>609<text:s/></text:p>
          </table:table-cell>
          <table:table-cell office:value-type="float" office:value="4" table:style-name="ce11">
            <text:p><text:s/>4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8" table:style-name="ce11">
            <text:p><text:s/>8<text:s/></text:p>
          </table:table-cell>
          <table:table-cell office:value-type="float" office:value="14" table:style-name="ce11">
            <text:p><text:s/>14<text:s/></text:p>
          </table:table-cell>
          <table:table-cell office:value-type="float" office:value="1" table:style-name="ce11">
            <text:p><text:s/>1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Steiermark</text:p>
          </table:table-cell>
          <table:table-cell office:value-type="float" office:value="2366" table:formula="of:=SUM([.C10:.M10])" table:style-name="ce10">
            <text:p><text:s/>2 366<text:s/></text:p>
          </table:table-cell>
          <table:table-cell office:value-type="float" office:value="11" table:style-name="ce11">
            <text:p><text:s/>11<text:s/></text:p>
          </table:table-cell>
          <table:table-cell office:value-type="float" office:value="7" table:style-name="ce11">
            <text:p><text:s/>7<text:s/></text:p>
          </table:table-cell>
          <table:table-cell office:value-type="float" office:value="41" table:style-name="ce11">
            <text:p><text:s/>41<text:s/></text:p>
          </table:table-cell>
          <table:table-cell office:value-type="float" office:value="7" table:style-name="ce11">
            <text:p><text:s/>7<text:s/></text:p>
          </table:table-cell>
          <table:table-cell office:value-type="float" office:value="8" table:style-name="ce11">
            <text:p><text:s/>8<text:s/></text:p>
          </table:table-cell>
          <table:table-cell office:value-type="float" office:value="2200" table:style-name="ce11">
            <text:p><text:s/>2 200<text:s/></text:p>
          </table:table-cell>
          <table:table-cell office:value-type="float" office:value="12" table:style-name="ce11">
            <text:p><text:s/>12<text:s/></text:p>
          </table:table-cell>
          <table:table-cell office:value-type="float" office:value="6" table:style-name="ce11">
            <text:p><text:s/>6<text:s/></text:p>
          </table:table-cell>
          <table:table-cell office:value-type="float" office:value="41" table:style-name="ce11">
            <text:p><text:s/>41<text:s/></text:p>
          </table:table-cell>
          <table:table-cell office:value-type="float" office:value="30" table:style-name="ce11">
            <text:p><text:s/>30<text:s/></text:p>
          </table:table-cell>
          <table:table-cell office:value-type="float" office:value="3" table:style-name="ce11">
            <text:p><text:s/>3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Tirol</text:p>
          </table:table-cell>
          <table:table-cell office:value-type="float" office:value="1204" table:formula="of:=SUM([.C11:.M11])" table:style-name="ce10">
            <text:p><text:s/>1 204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1157" table:style-name="ce11">
            <text:p><text:s/>1 157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4" table:style-name="ce11">
            <text:p><text:s/>4<text:s/></text:p>
          </table:table-cell>
          <table:table-cell office:value-type="float" office:value="39" table:style-name="ce11">
            <text:p><text:s/>39<text:s/></text:p>
          </table:table-cell>
          <table:table-cell office:value-type="float" office:value="0" table:style-name="ce11">
            <text:p><text:s/>-0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Vorarlberg</text:p>
          </table:table-cell>
          <table:table-cell office:value-type="float" office:value="848" table:formula="of:=SUM([.C12:.M12])" table:style-name="ce10">
            <text:p><text:s/>848<text:s/></text:p>
          </table:table-cell>
          <table:table-cell office:value-type="float" office:value="1" table:style-name="ce11">
            <text:p><text:s/>1<text:s/></text:p>
          </table:table-cell>
          <table:table-cell office:value-type="float" office:value="3" table:style-name="ce11">
            <text:p><text:s/>3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3" table:style-name="ce11">
            <text:p><text:s/>3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4" table:style-name="ce11">
            <text:p><text:s/>4<text:s/></text:p>
          </table:table-cell>
          <table:table-cell office:value-type="float" office:value="805" table:style-name="ce11">
            <text:p><text:s/>805<text:s/></text:p>
          </table:table-cell>
          <table:table-cell office:value-type="float" office:value="1" table:style-name="ce11">
            <text:p><text:s/>1<text:s/></text:p>
          </table:table-cell>
          <table:table-cell office:value-type="float" office:value="22" table:style-name="ce11">
            <text:p><text:s/>22<text:s/></text:p>
          </table:table-cell>
          <table:table-cell office:value-type="float" office:value="9" table:style-name="ce11">
            <text:p><text:s/>9<text:s/>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12">
            <text:p>Wien</text:p>
          </table:table-cell>
          <table:table-cell office:value-type="float" office:value="513" table:formula="of:=SUM([.C13:.M13])" table:style-name="ce10">
            <text:p><text:s/>513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22" table:style-name="ce11">
            <text:p><text:s/>22<text:s/>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0" table:style-name="ce11">
            <text:p><text:s/>-0</text:p>
          </table:table-cell>
          <table:table-cell office:value-type="float" office:value="488" table:style-name="ce11">
            <text:p><text:s/>488<text:s/></text:p>
          </table:table-cell>
          <table:table-cell office:value-type="float" office:value="1" table:style-name="ce11">
            <text:p><text:s/>1<text:s/></text:p>
          </table:table-cell>
          <table:table-cell office:value-type="float" office:value="0" table:style-name="ce11">
            <text:p><text:s/>-0</text:p>
          </table:table-cell>
          <table:table-cell table:number-columns-repeated="16371" table:style-name="ce2"/>
        </table:table-row>
        <table:table-row table:style-name="ro5">
          <table:table-cell office:value-type="string" table:number-columns-spanned="13" table:number-rows-spanned="1" table:style-name="ce19">
            <text:p>Q: STATISTIK AUSTRIA, Baumaßnahmenstatistik. Datenabzug vom 15.03.2022. Die Ergebnisse sind in Bezug auf die bis zum Datenabzug registrierten Nachmeldungen aufgeschätzt. Rundungsdifferenzen wurden nicht ausgeglichen. Erstellt am 20.04.2022.</text:p>
            <text:p>1) Der Wohnsitz der Bauherr:innen basiert auf einem Abgleich der auf freien Texteintragungen beruhenden Namens- bzw. Adressangaben.</text:p>
          </table:table-cell>
          <table:covered-table-cell table:number-columns-repeated="12"/>
          <table:table-cell table:number-columns-repeated="16371" table:style-name="ce2"/>
        </table:table-row>
        <table:table-row table:number-rows-repeated="1048562" table:style-name="ro6">
          <table:table-cell table:number-columns-repeated="16384"/>
        </table:table-row>
      </table:table>
      <table:named-expressions>
        <table:named-range table:name="_d3096e01_STF_Dekoration_1_CN1" table:cell-range-address="Tabelle.$B$3" table:base-cell-address="Tabelle.$A$1"/>
        <table:named-range table:name="_d3096e01_STF_Dekoration_1_CN2" table:cell-range-address="Tabelle.$B$4:Tabelle.$B$13" table:base-cell-address="Tabelle.$A$1"/>
        <table:named-range table:name="_d3096e01_STF_Fuss_1_CN1" table:cell-range-address="Tabelle.$A$14:Tabelle.$M$14" table:base-cell-address="Tabelle.$A$1"/>
        <table:named-range table:name="_d3096e01_STF_Koerper_1_CN1" table:cell-range-address="Tabelle.$B$4:Tabelle.$M$13" table:base-cell-address="Tabelle.$A$1"/>
        <table:named-range table:name="_d3096e01_STF_Tabellenkopf_1_CN18" table:cell-range-address="Tabelle.$K$3" table:base-cell-address="Tabelle.$A$1"/>
        <table:named-range table:name="_d3096e01_STF_Tabellenkopf_1_CN19" table:cell-range-address="Tabelle.$E$3:Tabelle.$J$3" table:base-cell-address="Tabelle.$A$1"/>
        <table:named-range table:name="_d3096e01_STF_Tabellenkopf_1_CN20" table:cell-range-address="Tabelle.$A$2:Tabelle.$A$3" table:base-cell-address="Tabelle.$A$1"/>
        <table:named-range table:name="_d3096e01_STF_Tabellenkopf_1_CN21" table:cell-range-address="Tabelle.$D$3" table:base-cell-address="Tabelle.$A$1"/>
        <table:named-range table:name="_d3096e01_STF_Tabellenkopf_1_CN22" table:cell-range-address="Tabelle.$C$3" table:base-cell-address="Tabelle.$A$1"/>
        <table:named-range table:name="_d3096e01_STF_Tabellenkopf_1_CN23" table:cell-range-address="Tabelle.$B$3" table:base-cell-address="Tabelle.$A$1"/>
        <table:named-range table:name="_d3096e01_STF_Tabellenkopf_1_CN24" table:cell-range-address="Tabelle.$L$3:Tabelle.$M$3" table:base-cell-address="Tabelle.$A$1"/>
        <table:named-range table:name="_d3096e01_STF_Tabellenkopf_1_CN25" table:cell-range-address="Tabelle.$B$2:Tabelle.$M$2" table:base-cell-address="Tabelle.$A$1"/>
        <table:named-range table:name="_d3096e01_STF_Titel_1_CN3" table:cell-range-address="Tabelle.$A$1:Tabelle.$M$1" table:base-cell-address="Tabelle.$A$1"/>
        <table:named-range table:name="_d3096e01_STF_Vorspalte_1_CN1" table:cell-range-address="Tabelle.$A$4:Tabelle.$A$13" table:base-cell-address="Tabell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 -</number:text>
      <number:number number:decimal-places="0" number:min-integer-digits="1"/>
      <style:map style:condition="value()&gt;0" style:apply-style-name="N36P0"/>
      <style:map style:condition="value()&lt;0" style:apply-style-name="N36P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K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willigte Wohnungen in neuen Wohngbeäuden u. Bruttogeschoßflächen neuer Gebäude</dc:title>
    <meta:initial-creator>Kurt Vollmann</meta:initial-creator>
    <dc:creator>NECAS Sylvia</dc:creator>
    <meta:creation-date>2007-01-16T13:58:32Z</meta:creation-date>
    <dc:date>2022-10-17T07:06:06Z</dc:date>
    <meta:print-date>2019-04-17T07:13:08Z</meta:print-date>
    <meta:editing-duration>PT0S</meta:editing-duration>
  </office:meta>
</office:document-meta>
</file>